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244" officeooo:paragraph-rsid="001aa244"/>
    </style:style>
    <style:style style:name="P2" style:family="paragraph" style:parent-style-name="Standard">
      <style:text-properties officeooo:rsid="001b1aac" officeooo:paragraph-rsid="001b1aac"/>
    </style:style>
    <style:style style:name="P3" style:family="paragraph" style:parent-style-name="Standard">
      <style:text-properties officeooo:rsid="001c7ecd" officeooo:paragraph-rsid="001c7ecd"/>
    </style:style>
    <style:style style:name="P4" style:family="paragraph" style:parent-style-name="Standard">
      <style:text-properties officeooo:rsid="001e1a0b" officeooo:paragraph-rsid="001e1a0b"/>
    </style:style>
    <style:style style:name="T1" style:family="text">
      <style:text-properties officeooo:rsid="001b1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</text:p>
      <text:p text:style-name="P1"/>
      <text:p text:style-name="P1">Solicitud y Respuesta</text:p>
      <text:p text:style-name="P1"/>
      <text:p text:style-name="P1">Vamos a trabajar hardcodeando</text:p>
      <text:p text:style-name="P1"/>
      <text:p text:style-name="P1">Podemos poner que el id se un INT</text:p>
      <text:p text:style-name="P1"/>
      <text:p text:style-name="P1">URL lo mas sencillo, mas cortas, no meter caracteres raros, ni ñ</text:p>
      <text:p text:style-name="P1"/>
      <text:p text:style-name="P1">Para crear l<text:span text:style-name="T1">os recursos</text:span> se hace con diccionarios </text:p>
      <text:p text:style-name="P2"><text:line-break/>404 error de no encontrado</text:p>
      <text:p text:style-name="P2"/>
      <text:p text:style-name="P2">204 se elimino con exito</text:p>
      <text:p text:style-name="P2"/>
      <text:p text:style-name="P2">201 se ejecuto con exito</text:p>
      <text:p text:style-name="P2"/>
      <text:p text:style-name="P2"/>
      <text:p text:style-name="P2"/>
      <text:p text:style-name="P3">para no estar siempre creando los json usamos insomnia</text:p>
      <text:p text:style-name="P3"/>
      <text:p text:style-name="P4">el insomnia terminado lo exportamos y guardamos en el backen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5:47:35.057429128</meta:creation-date>
    <meta:generator>LibreOffice/6.4.7.2$Linux_X86_64 LibreOffice_project/40$Build-2</meta:generator>
    <dc:date>2022-04-05T19:35:32.747089794</dc:date>
    <meta:editing-duration>PT3H37M1S</meta:editing-duration>
    <meta:editing-cycles>3</meta:editing-cycles>
    <meta:document-statistic meta:table-count="0" meta:image-count="0" meta:object-count="0" meta:page-count="1" meta:paragraph-count="11" meta:word-count="70" meta:character-count="390" meta:non-whitespace-character-count="329"/>
  </office:meta>
</office:document-meta>
</file>